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1.423cm" fo:min-width="7.221cm" fo:wrap-option="wrap"/>
    </style:style>
    <style:style style:name="gr2" style:family="graphic" style:parent-style-name="standard">
      <style:graphic-properties draw:textarea-horizontal-align="justify" draw:textarea-vertical-align="middle" draw:auto-grow-height="true" fo:min-height="1.423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1.577cm" fo:min-width="2.096cm" fo:wrap-option="wrap"/>
    </style:style>
    <style:style style:name="gr4" style:family="graphic" style:parent-style-name="standard">
      <style:graphic-properties draw:textarea-horizontal-align="justify" draw:textarea-vertical-align="middle" draw:auto-grow-height="true" fo:min-height="1.462cm" fo:wrap-option="wrap"/>
    </style:style>
    <style:style style:name="gr5" style:family="graphic" style:parent-style-name="standard">
      <style:graphic-properties draw:textarea-horizontal-align="justify" draw:textarea-vertical-align="middle" draw:auto-grow-height="true" fo:min-height="2.84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wrap-option="wra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17cm" svg:height="2.221cm" svg:x="1.483cm" svg:y="2.028cm">
          <text:p text:style-name="P1"><text:span text:style-name="T1">Receive channel number to change to (channel 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5cm" svg:height="2.221cm" svg:x="6cm" svg:y="2.028cm">
          <text:p text:style-name="P1"><text:span text:style-name="T1">Determine Myth BE PID + process creation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6.5cm" svg:height="3.724cm" svg:x="10cm" svg:y="1.276cm">
          <text:p text:style-name="P2"><text:span text:style-name="T1">Check for existence of /tmp/STB_OK.</text:span></text:p>
          <text:p text:style-name="P2"><text:span text:style-name="T1">&lt;creation time</text:span><text:span text:style-name="T1"><text:line-break/></text:span><text:span text:style-name="T1">{-1,+0,+1}&gt;.</text:span><text:span text:style-name="T1"><text:line-break/></text:span><text:span text:style-name="T1">&lt;PID&gt;.* fil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13" draw:id="id13" draw:layer="layout" svg:width="4.128cm" svg:height="1.712cm" svg:x="8.5cm" svg:y="26.5cm">
          <text:p text:style-name="P1"><text:span text:style-name="T1">Change channel to channel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5cm" svg:height="1.712cm" svg:x="4.75cm" svg:y="6.788cm">
          <text:p text:style-name="P1"><text:span text:style-name="T1">New BE session has just star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4.128cm" svg:height="3.095cm" svg:x="1.872cm" svg:y="21.405cm">
          <text:p text:style-name="P1"><text:span text:style-name="T1">Create /tmp/STB_OK.</text:span><text:span text:style-name="T1"><text:line-break/></text:span><text:span text:style-name="T1">&lt;creation time&gt;.&lt;PID&gt;.</text:span><text:span text:style-name="T1"><text:line-break/></text:span><text:span text:style-name="T1">&lt;PWRSTATE&gt; fil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.84cm" svg:height="3cm" svg:x="4.58cm" svg:y="9.5cm">
          <text:p text:style-name="P1"><text:span text:style-name="T1">Check for input signal from ST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8" draw:id="id8" draw:layer="layout" svg:width="4.128cm" svg:height="1.712cm" svg:x="1.872cm" svg:y="14cm">
          <text:p text:style-name="P3"><text:span text:style-name="T2"><text:s/></text:span><text:span text:style-name="T2">STB powered up (PWRSTATE=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4.128cm" svg:height="1.712cm" svg:x="9.872cm" svg:y="12cm">
          <text:p text:style-name="P1"><text:span text:style-name="T1"><text:s/></text:span><text:span text:style-name="T1">STB powered down (PWRSTATE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4.128cm" svg:height="1.712cm" svg:x="15cm" svg:y="8.5cm">
          <text:p text:style-name="P1"><text:span text:style-name="T1">STB already confirmed as powered up and OK for recor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9" draw:id="id9" draw:layer="layout" svg:width="4.128cm" svg:height="1.712cm" svg:x="9.872cm" svg:y="14.288cm">
          <text:p text:style-name="P3"><text:span text:style-name="T2">Send POWER signal to red-ey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0" draw:id="id10" draw:layer="layout" svg:width="3.84cm" svg:height="3cm" svg:x="10cm" svg:y="17cm">
          <text:p text:style-name="P1"><text:span text:style-name="T1">Check for input signal from ST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1" draw:id="id11" draw:layer="layout" svg:width="4.128cm" svg:height="1.712cm" svg:x="5cm" svg:y="17.644cm">
          <text:p text:style-name="P3"><text:span text:style-name="T2">Wait 5 secon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5cm" svg:y1="3.139cm" svg:x2="6cm" svg:y2="3.139cm" draw:start-shape="id1" draw:start-glue-point="7" draw:end-shape="id2" draw:end-glue-point="5" svg:d="m4500 3139h1500">
          <text:p/>
        </draw:connector>
        <draw:connector draw:style-name="gr7" draw:text-style-name="P4" draw:layer="layout" svg:x1="8.5cm" svg:y1="3.139cm" svg:x2="10cm" svg:y2="3.138cm" draw:start-shape="id2" draw:start-glue-point="7" draw:end-shape="id3" draw:end-glue-point="5" svg:d="m8500 3139h751v-1h749">
          <text:p/>
        </draw:connector>
        <draw:connector draw:style-name="gr7" draw:text-style-name="P4" draw:layer="layout" svg:x1="13.25cm" svg:y1="5cm" svg:x2="6.5cm" svg:y2="6.788cm" draw:start-shape="id3" draw:start-glue-point="6" draw:end-shape="id4" draw:end-glue-point="4" svg:d="m13250 5000v895h-6750v893">
          <text:p/>
        </draw:connector>
        <draw:connector draw:style-name="gr7" draw:text-style-name="P4" draw:layer="layout" svg:x1="16.5cm" svg:y1="3.138cm" svg:x2="17.064cm" svg:y2="8.5cm" draw:start-shape="id3" draw:start-glue-point="7" draw:end-shape="id5" draw:end-glue-point="4" svg:d="m16500 3138h564v5362">
          <text:p/>
        </draw:connector>
        <draw:connector draw:style-name="gr7" draw:text-style-name="P4" draw:layer="layout" svg:x1="6.5cm" svg:y1="8.5cm" svg:x2="6.5cm" svg:y2="9.5cm" draw:start-shape="id4" draw:start-glue-point="6" draw:end-shape="id6" draw:end-glue-point="4" svg:d="m6500 8500v1000">
          <text:p/>
        </draw:connector>
        <draw:connector draw:style-name="gr7" draw:text-style-name="P4" draw:layer="layout" svg:x1="8.42cm" svg:y1="11cm" svg:x2="11.936cm" svg:y2="12cm" draw:start-shape="id6" draw:start-glue-point="7" draw:end-shape="id7" draw:end-glue-point="4" svg:d="m8420 11000h3516v1000">
          <text:p/>
        </draw:connector>
        <draw:connector draw:style-name="gr7" draw:text-style-name="P4" draw:layer="layout" svg:x1="4.58cm" svg:y1="11cm" svg:x2="3.936cm" svg:y2="14cm" draw:start-shape="id6" draw:start-glue-point="5" draw:end-shape="id8" draw:end-glue-point="4" svg:d="m4580 11000h-644v3000">
          <text:p/>
        </draw:connector>
        <draw:connector draw:style-name="gr7" draw:text-style-name="P4" draw:layer="layout" svg:x1="11.936cm" svg:y1="13.712cm" svg:x2="11.936cm" svg:y2="14.288cm" draw:start-shape="id7" draw:start-glue-point="6" draw:end-shape="id9" draw:end-glue-point="4" svg:d="m11936 13712v576">
          <text:p/>
        </draw:connector>
        <draw:connector draw:style-name="gr7" draw:text-style-name="P4" draw:layer="layout" svg:x1="11.936cm" svg:y1="16cm" svg:x2="11.92cm" svg:y2="17cm" draw:start-shape="id9" draw:start-glue-point="6" draw:end-shape="id10" draw:end-glue-point="4" svg:d="m11936 16000v501h-16v499">
          <text:p/>
        </draw:connector>
        <draw:connector draw:style-name="gr7" draw:text-style-name="P4" draw:layer="layout" svg:x1="7.064cm" svg:y1="17.644cm" svg:x2="11.92cm" svg:y2="17cm" draw:start-shape="id11" draw:start-glue-point="4" draw:end-shape="id10" draw:end-glue-point="4" svg:d="m7064 17644v-1145h4856v501">
          <text:p/>
        </draw:connector>
        <draw:connector draw:style-name="gr7" draw:text-style-name="P4" draw:layer="layout" svg:x1="10cm" svg:y1="18.5cm" svg:x2="9.128cm" svg:y2="18.5cm" draw:start-shape="id10" draw:start-glue-point="5" draw:end-shape="id11" draw:end-glue-point="7" svg:d="m10000 18500h-872">
          <text:p/>
        </draw:connector>
        <draw:connector draw:style-name="gr7" draw:text-style-name="P4" draw:layer="layout" svg:x1="11.92cm" svg:y1="20cm" svg:x2="3.936cm" svg:y2="21.405cm" draw:start-shape="id10" draw:start-glue-point="6" draw:end-shape="id12" draw:end-glue-point="4" svg:d="m11920 20000v703h-7984v702">
          <text:p/>
        </draw:connector>
        <draw:connector draw:style-name="gr7" draw:text-style-name="P4" draw:layer="layout" svg:x1="3.936cm" svg:y1="15.712cm" svg:x2="3.936cm" svg:y2="21.405cm" draw:start-shape="id8" draw:start-glue-point="6" draw:end-shape="id12" draw:end-glue-point="4" svg:d="m3936 15712v5693">
          <text:p/>
        </draw:connector>
        <draw:connector draw:style-name="gr7" draw:text-style-name="P4" draw:layer="layout" draw:line-skew="6.999cm" svg:x1="17.064cm" svg:y1="10.212cm" svg:x2="10.564cm" svg:y2="26.5cm" draw:start-shape="id5" draw:start-glue-point="6" draw:end-shape="id13" draw:end-glue-point="4" svg:d="m17064 10212v15144h-6500v1144">
          <text:p/>
        </draw:connector>
        <draw:connector draw:style-name="gr7" draw:text-style-name="P4" draw:layer="layout" draw:line-skew="-0.144cm" svg:x1="3.936cm" svg:y1="24.5cm" svg:x2="10.564cm" svg:y2="26.5cm" draw:start-shape="id12" draw:start-glue-point="6" draw:end-shape="id13" draw:end-glue-point="4" svg:d="m3936 24500v856h6628v1144">
          <text:p/>
        </draw:connector>
        <officeooo:annotation svg:x="14.5cm" svg:y="2.787cm">
          <dc:creator>Mike Parker</dc:creator>
          <dc:date>2011-08-15T20:32:22</dc:date>
          <text:p>Use glob command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Parker</meta:initial-creator>
    <meta:creation-date>2011-08-14T19:42:27</meta:creation-date>
    <dc:date>2011-08-15T21:32:54</dc:date>
    <dc:creator>Mike Parker</dc:creator>
    <meta:editing-duration>PT2H52M30S</meta:editing-duration>
    <meta:editing-cycles>8</meta:editing-cycles>
    <meta:generator>LibreOffice/3.3$Linux LibreOffice_project/330m19$Build-301</meta:generator>
    <meta:document-statistic meta:object-count="28"/>
  </office:meta>
</office:document-meta>
</file>